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Helvetica" svg:font-family="Helvetica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ubtitle">
      <style:text-properties fo:font-size="14pt" style:font-size-asian="14pt" style:font-size-complex="14pt"/>
    </style:style>
    <style:style style:name="P2" style:family="paragraph" style:parent-style-name="Subtitle">
      <style:text-properties style:font-name="Liberation Mono"/>
    </style:style>
    <style:style style:name="P3" style:family="paragraph" style:parent-style-name="Text_20_body">
      <style:text-properties style:font-name="Liberation Mono" fo:font-size="11pt" officeooo:rsid="001b6ebb" officeooo:paragraph-rsid="001b6ebb" style:font-size-asian="11pt" style:font-size-complex="11pt"/>
    </style:style>
    <style:style style:name="P4" style:family="paragraph" style:parent-style-name="Preformatted_20_Text">
      <style:text-properties officeooo:rsid="00198cf6" officeooo:paragraph-rsid="00198cf6"/>
    </style:style>
    <style:style style:name="P5" style:family="paragraph" style:parent-style-name="Preformatted_20_Text">
      <style:paragraph-properties fo:text-align="center" style:justify-single-word="false"/>
      <style:text-properties fo:font-size="14pt" officeooo:rsid="00198cf6" officeooo:paragraph-rsid="00198cf6" style:font-size-asian="14pt" style:font-size-complex="14pt"/>
    </style:style>
    <style:style style:name="T1" style:family="text">
      <style:text-properties officeooo:rsid="001ab4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ist of Responsibilities </text:p>
      <text:p text:style-name="P3"><text:tab/>Specifies what classes each partner is responsible for implementing.</text:p>
      <text:p text:style-name="P4"/>
      <text:p text:style-name="P1">Amanda:</text:p>
      <text:p text:style-name="P4"/>
      <text:p text:style-name="P4">Textdisplay, fileReader, board, player, save files, card config files, property config files.</text:p>
      <text:p text:style-name="P4"/>
      <text:p text:style-name="P5">Travis:</text:p>
      <text:p text:style-name="P4"/>
      <text:p text:style-name="P4">mainfunction, card <text:span text:style-name="T1">and all subclasses</text:span>, deckBuilder, Square <text:span text:style-name="T1">and all subclasses</text:span>, TimCupDispens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Helvetica" svg:font-family="Helvetica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26T19:00:04.957783847</dc:date>
    <dc:creator>Travis Dunn</dc:creator>
    <meta:generator>LibreOffice/4.2.7.2$Linux_X86_64 LibreOffice_project/420m0$Build-2</meta:generator>
    <meta:editing-duration>PT3M18S</meta:editing-duration>
    <meta:editing-cycles>3</meta:editing-cycles>
    <meta:document-statistic meta:table-count="0" meta:image-count="0" meta:object-count="0" meta:page-count="1" meta:paragraph-count="6" meta:word-count="37" meta:character-count="296" meta:non-whitespace-character-count="263"/>
  </office:meta>
</office:document-meta>
</file>